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 :&lt;Check balance&gt;</text:p>
      <text:p text:style-name="Standard">LEVEL : User Goal</text:p>
      <text:p text:style-name="Standard">SCOPE : Qcity Bank</text:p>
      <text:p text:style-name="Standard">PRIMARY ACTOR : Clerk</text:p>
      <text:p text:style-name="Standard">STAKEHOLDERS &amp; INTEREST :</text:p>
      <text:p text:style-name="Standard">CUSTOMER : Wants to balance in his account.</text:p>
      <text:p text:style-name="Standard">CLERK : Wants the system to give details of that particular account from system.</text:p>
      <text:p text:style-name="Standard">PRE-CONDITIONS :Customer must be registered and must have at least one account in the bank.</text:p>
      <text:p text:style-name="Standard">SUCCESS GUARANTEE : balance details are displayed to user.</text:p>
      <text:p text:style-name="Standard">MAIN SUCCESS SCENARIO : </text:p>
      <text:p text:style-name="Standard">&lt;1&gt; Customer Reaches at bank and request to check his balance and gives his customer ID.</text:p>
      <text:p text:style-name="Standard">&lt;2&gt; Clerk enters the customer ID in the system .</text:p>
      <text:p text:style-name="Standard">&lt;3&gt; System validates user id and account number.</text:p>
      <text:p text:style-name="Standard">&lt;4&gt; System displays current balance.</text:p>
      <text:p text:style-name="Standard">EXTENSIONS :</text:p>
      <text:p text:style-name="Standard">3a-&gt;Invalid user ID or account and system fails to validate customer id and account number.</text:p>
      <text:p text:style-name="Standard"><text:tab/><text:tab/>-system display error.</text:p>
      <text:p text:style-name="Standard"><text:tab/><text:tab/>-enter again/display men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1:37:51.19</meta:creation-date>
    <dc:date>2014-04-08T12:39:57.29</dc:date>
    <meta:editing-duration>PT44S</meta:editing-duration>
    <meta:editing-cycles>1</meta:editing-cycles>
    <meta:generator>OpenOffice.org/3.4$Win32 OpenOffice.org_project/340m1$Build-9590</meta:generator>
    <meta:document-statistic meta:table-count="0" meta:image-count="0" meta:object-count="0" meta:page-count="1" meta:paragraph-count="18" meta:word-count="132" meta:character-count="776"/>
  </office:meta>
</office:document-meta>
</file>